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3cm"/>
    </style:style>
    <style:style style:name="P1" style:family="paragraph" style:parent-style-name="Table_20_Contents">
      <style:text-properties style:font-name="Arimo"/>
    </style:style>
    <style:style style:name="P2" style:family="paragraph" style:parent-style-name="Table_20_Contents">
      <style:text-properties style:font-name="Arimo" fo:font-weight="bold" style:font-weight-asian="bold" style:font-weight-complex="bold"/>
    </style:style>
    <style:style style:name="P3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  <style:style style:name="P4" style:family="paragraph" style:parent-style-name="Table_20_Contents">
      <style:paragraph-properties fo:background-color="#ff9900">
        <style:background-image/>
      </style:paragraph-properties>
      <style:text-properties style:font-name="Arimo"/>
    </style:style>
    <style:style style:name="P5" style:family="paragraph" style:parent-style-name="Standard">
      <style:text-properties style:font-name="Arimo"/>
    </style:style>
    <style:style style:name="P6" style:family="paragraph" style:parent-style-name="Standard">
      <style:text-properties style:font-name="Arimo" fo:font-size="14pt" style:font-size-asian="14pt" style:font-size-complex="14pt"/>
    </style:style>
    <style:style style:name="P7" style:family="paragraph" style:parent-style-name="Table_20_Contents">
      <style:paragraph-properties fo:background-color="#00cc00">
        <style:background-image/>
      </style:paragraph-properties>
      <style:text-properties style:font-name="Arim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Completed</text:p>
          </table:table-cell>
          <table:table-cell table:style-name="Tableau2.B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2">Pending</text:p>
          </table:table-cell>
          <table:table-cell table:style-name="Tableau2.B2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TASKS</text:p>
          </table:table-cell>
          <table:table-cell table:style-name="Tableau1.B1" office:value-type="string">
            <text:p text:style-name="P1">STATE</text:p>
          </table:table-cell>
        </table:table-row>
        <table:table-row>
          <table:table-cell table:style-name="Tableau1.A2" office:value-type="string">
            <text:p text:style-name="P1">[Bug report] – Login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">[Bug hunt] – Dashboard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Bug repor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Bug hunt] – Bills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Test E2E] – Parcours Employé</text:p>
          </table:table-cell>
          <table:table-cell table:style-name="Tableau1.B2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1">[Ajout de tests unitaire et d'intégration] – Parcours Employé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5"/>
      <text:p text:style-name="P5"/>
      <text:p text:style-name="P6">Le rapport de couverture de branche de Jest indique que le fichiers suivants ne sont pas couverts (cf. copie d'écran) :</text:p>
      <text:p text:style-name="P6"/>
      <text:p text:style-name="P6">- [x] <text:s/>composant views/Bills : Le taux de couverture est à 100% néanmoins si tu regardes le premier test il manque la mention “expect”. Ajoute cette mention pour que le test vérifie bien ce que l’on attend de lui.</text:p>
      <text:p text:style-name="P6">- [x] <text:s/>composant <text:s/>views/NewBill</text:p>
      <text:p text:style-name="P6">- [ ] <text:s/>composant container/Bills :</text:p>
      <text:p text:style-name="P6"><text:s text:c="4"/>- [x ] <text:s/>couvrir un maximum de <text:s/>"statements" c'est simple, il faut qu’après avoir ajouté tes tests unitaires et d’intégration <text:s/>[le rapport de couverture du fichier container/Bills](http://127.0.0.1:8080/coverage/lcov-report/containers/Bills.js.html) soit vert. Cela devrait permettre d'obtenir un taux de couverture aux alentours de 80% dans la colonne "statements".</text:p>
      <text:p text:style-name="P6"><text:s text:c="4"/>- [ ] <text:s/>ajouter un test d'intégration GET Bills. Tu peux t'inspirer de celui qui est fait (signalé en commentaires) pour Dashboard.</text:p>
      <text:p text:style-name="P6">- [ ] <text:s/>composant container/NewBill :</text:p>
      <text:p text:style-name="P6"><text:s text:c="4"/>- [ ] <text:s/>couvrir un maximum de "statements" : c'est simple, il faut que le rapport de couverture du fichier container/NewBill soit vert (accessible à [cette adresse](http://127.0.0.1:8080/coverage/lcov-report/containers/NewBill.js.html) quand tu auras lancé le serveur). Cela devrait permettre d'obtenir un taux de couverture aux alentours de 80% dans la colonne "statements".</text:p>
      <text:p text:style-name="P6"><text:s text:c="4"/>- [ ] <text:s/>ajouter un test d'intégration POST new bill.</text:p>
      <text:p text:style-name="P6">- [x] <text:s/>composant views/VerticalLayout</text:p>
      <text:p text:style-name="P6"/>
      <text:p text:style-name="P6"><text:soft-page-break/>Respecter la structure des tests unitaires en place : Given <text:s/>/ When / Then avec le résultat attendu. Un exemple est donné dans le squelette du test __tests__/Bills.js</text:p>
      <text:p text:style-name="P6"/>
      <text:p text:style-name="P6"/>
      <text:p text:style-name="P6"/>
      <text:p text:style-name="P6">container/Bills → uncovered 20,49-50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5T16:29:24.48</meta:creation-date>
    <dc:date>2022-08-18T14:57:35.28</dc:date>
    <meta:editing-duration>PT6H42S</meta:editing-duration>
    <meta:editing-cycles>5</meta:editing-cycles>
    <meta:generator>OpenOffice/4.1.7$Win32 OpenOffice.org_project/417m1$Build-9800</meta:generator>
    <meta:document-statistic meta:table-count="2" meta:image-count="0" meta:object-count="0" meta:page-count="2" meta:paragraph-count="22" meta:word-count="272" meta:character-count="1806"/>
  </office:meta>
</office:document-meta>
</file>